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transparent" style:cell-protect="none"/>
    </style:style>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hin solid #000000" style:vertical-align="middle" fo:wrap-option="wrap" fo:background-color="transparent" style:cell-protect="none"/>
    </style:style>
    <style:style style:name="ce4"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5"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6"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7"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8"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9" style:family="table-cell" style:parent-style-name="Default" style:data-style-name="N0">
      <style:table-cell-properties fo:border="thin solid #000000" style:vertical-align="middle" fo:background-color="transparent" style:cell-protect="none"/>
    </style:style>
    <style:style style:name="ce1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1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0">
      <style:table-cell-properties style:vertical-align="automatic" fo:background-color="transparent" style:cell-protect="none"/>
    </style:style>
    <style:style style:name="ce1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color="#000000"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8"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9"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automatic" fo:background-color="transparent" style:cell-protect="protected"/>
      <style:text-properties fo:font-weight="bold" style:font-weight-asian="bold" style:font-weight-complex="bold"/>
    </style:style>
    <style:style style:name="ce33" style:family="table-cell" style:parent-style-name="Default" style:data-style-name="N0">
      <style:table-cell-properties fo:border-top="none" fo:border-bottom="thin solid #000000" fo:border-left="thin solid #000000" fo:border-right="thin solid #000000" style:vertical-align="automatic" fo:background-color="transparent" style:cell-protect="protected"/>
      <style:text-properties fo:font-weight="bold" style:font-weight-asian="bold" style:font-weight-complex="bold"/>
    </style:style>
    <style:style style:name="ce34" style:family="table-cell" style:parent-style-name="Default"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none"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none"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8" style:family="table-cell" style:parent-style-name="Default" style:data-style-name="N0">
      <style:table-cell-properties fo:border-top="thin solid #000000" fo:border-bottom="none"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9"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0"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1" style:family="table-cell" style:parent-style-name="Default" style:data-style-name="N0">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hin solid #000000" style:vertical-align="middle" style:cell-protect="none"/>
    </style:style>
    <style:style style:name="ce44" style:family="table-cell" style:parent-style-name="Default" style:data-style-name="N0">
      <style:table-cell-properties fo:border="thin solid #000000" style:vertical-align="middle" style:cell-protect="none"/>
    </style:style>
    <style:style style:name="ce45"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46" style:family="table-cell" style:parent-style-name="Default" style:data-style-name="N59">
      <style:table-cell-properties fo:border="thin solid #000000" style:vertical-align="middle" fo:wrap-option="wrap" style:cell-protect="none" style:repeat-content="false"/>
      <style:paragraph-properties fo:text-align="end" fo:margin-right="0cm"/>
    </style:style>
    <style:style style:name="ce47"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48"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49"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50"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51"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52"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3"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4"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5" style:family="table-cell" style:parent-style-name="Default" style:data-style-name="N58">
      <style:table-cell-properties fo:border="thin solid #000000" style:vertical-align="middle" fo:background-color="#FFFFFF" style:cell-protect="none" style:repeat-content="false"/>
      <style:paragraph-properties fo:text-align="end" fo:margin-right="0cm"/>
    </style:style>
    <style:style style:name="ce56"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7" style:family="table-cell" style:parent-style-name="Default" style:data-style-name="N0">
      <style:table-cell-properties fo:border="thin solid #000000" style:vertical-align="middle" fo:background-color="#FFFFFF" style:cell-protect="none"/>
    </style:style>
    <style:style style:name="ce58" style:family="table-cell" style:parent-style-name="Default" style:data-style-name="N0">
      <style:text-properties fo:color="#000000"/>
    </style:style>
    <style:style style:name="ce59" style:family="table-cell" style:parent-style-name="Default" style:data-style-name="N0">
      <style:table-cell-properties fo:border="thin solid #000000" style:vertical-align="middle" fo:background-color="#FFFFFF" style:cell-protect="none"/>
    </style:style>
    <style:style style:name="ce60"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61" style:family="table-cell" style:parent-style-name="Default" style:data-style-name="N0">
      <style:table-cell-properties fo:border="thin solid #000000" style:vertical-align="middle" style:cell-protect="none"/>
      <style:map style:condition="is-true-formula(msoxl:AND(NOT(ISBLANK($A4)),ISBLANK(B4)))" style:apply-style-name="cf1" style:base-cell-address="FEBRUARY_2015.B4"/>
    </style:style>
    <style:style style:name="ce62" style:family="table-cell" style:parent-style-name="Default" style:data-style-name="N0">
      <style:table-cell-properties fo:border="thin solid #000000" style:vertical-align="middle" style:cell-protect="none"/>
      <style:map style:condition="is-true-formula(msoxl:AND(NOT(ISBLANK($A3)),ISBLANK(B5)))" style:apply-style-name="cf2" style:base-cell-address="FEBRUARY_2015.B5"/>
    </style:style>
    <style:style style:name="ce63" style:family="table-cell" style:parent-style-name="Default" style:data-style-name="N59">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FEBRUARY_2015.E4"/>
    </style:style>
    <style:style style:name="ce6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FEBRUARY_2015.D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1)),ISBLANK(S11)))" style:apply-style-name="cf1" style:base-cell-address="FEBRUARY_2015.S11"/>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1)),ISBLANK(R11)))" style:apply-style-name="cf1" style:base-cell-address="FEBRUARY_2015.R11"/>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1)),ISBLANK(V11)))" style:apply-style-name="cf1" style:base-cell-address="FEBRUARY_2015.V11"/>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1)),ISBLANK(W11)))" style:apply-style-name="cf1" style:base-cell-address="FEBRUARY_2015.W11"/>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1)),ISBLANK(X11)))" style:apply-style-name="cf1" style:base-cell-address="FEBRUARY_2015.X11"/>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1)),ISBLANK(Y11)))" style:apply-style-name="cf1" style:base-cell-address="FEBRUARY_2015.Y11"/>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1)),ISBLANK(T11)))" style:apply-style-name="cf1" style:base-cell-address="FEBRUARY_2015.T11"/>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1)),ISBLANK(U11)))" style:apply-style-name="cf1" style:base-cell-address="FEBRUARY_2015.U11"/>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1)),ISBLANK(E11)))" style:apply-style-name="cf1" style:base-cell-address="FEBRUARY_2015.E11"/>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1)),ISBLANK(F11)))" style:apply-style-name="cf1" style:base-cell-address="FEBRUARY_2015.F11"/>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1)),ISBLANK(G11)))" style:apply-style-name="cf1" style:base-cell-address="FEBRUARY_2015.G11"/>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1)),ISBLANK(H11)))" style:apply-style-name="cf1" style:base-cell-address="FEBRUARY_2015.H11"/>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1)),ISBLANK(I11)))" style:apply-style-name="cf1" style:base-cell-address="FEBRUARY_2015.I11"/>
    </style:style>
    <style:style style:name="ce78" style:family="table-cell" style:parent-style-name="Default" style:data-style-name="N0">
      <style:table-cell-properties fo:border="thin solid #000000" style:vertical-align="middle" fo:wrap-option="wrap" fo:background-color="transparent" style:cell-protect="none"/>
      <style:map style:condition="is-true-formula(msoxl:AND(NOT(ISBLANK($A11)),ISBLANK(B11)))" style:apply-style-name="cf1" style:base-cell-address="FEBRUARY_2015.B11"/>
    </style:style>
    <style:style style:name="ce79" style:family="table-cell" style:parent-style-name="Default" style:data-style-name="N0">
      <style:table-cell-properties fo:border="thin solid #000000" style:vertical-align="middle" style:cell-protect="none"/>
      <style:map style:condition="is-true-formula(msoxl:AND(NOT(ISBLANK(A4)),ISBLANK(C4)))" style:apply-style-name="cf1" style:base-cell-address="FEBRUARY_2015.C4"/>
    </style:style>
    <style:style style:name="ce80" style:family="table-cell" style:parent-style-name="Default" style:data-style-name="N0">
      <style:table-cell-properties fo:border="thin solid #000000" style:vertical-align="middle" style:cell-protect="none"/>
      <style:map style:condition="is-true-formula(msoxl:AND(NOT(ISBLANK(A4)),ISBLANK(C4)))" style:apply-style-name="cf1" style:base-cell-address="FEBRUARY_2015.C4"/>
    </style:style>
    <style:style style:name="ce81" style:family="table-cell" style:parent-style-name="Default" style:data-style-name="N0">
      <style:table-cell-properties fo:border="thin solid #000000" style:vertical-align="middle" fo:wrap-option="wrap" fo:background-color="transparent" style:cell-protect="none"/>
      <style:map style:condition="is-true-formula(msoxl:AND(NOT(ISBLANK(A11)),ISBLANK(C11)))" style:apply-style-name="cf1" style:base-cell-address="FEBRUARY_2015.C11"/>
    </style:style>
    <style:style style:name="ce8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1)),ISBLANK(D11)))" style:apply-style-name="cf1" style:base-cell-address="FEBRUARY_2015.D11"/>
    </style:style>
    <style:style style:name="ce8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1)),ISBLANK(L11)))" style:apply-style-name="cf1" style:base-cell-address="FEBRUARY_2015.L11"/>
    </style:style>
    <style:style style:name="ce8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1)),ISBLANK(K11)))" style:apply-style-name="cf1" style:base-cell-address="FEBRUARY_2015.K11"/>
    </style:style>
    <style:style style:name="ce8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1)),ISBLANK(M11)))" style:apply-style-name="cf1" style:base-cell-address="FEBRUARY_2015.M11"/>
    </style:style>
    <style:style style:name="ce8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1)),ISBLANK(N11)))" style:apply-style-name="cf1" style:base-cell-address="FEBRUARY_2015.N11"/>
    </style:style>
    <style:style style:name="ce8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1)),ISBLANK(J11)))" style:apply-style-name="cf1" style:base-cell-address="FEBRUARY_2015.J11"/>
    </style:style>
    <style:style style:name="ce8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1)),ISBLANK(O11)))" style:apply-style-name="cf1" style:base-cell-address="FEBRUARY_2015.O11"/>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FEBRUARY_2015" table:style-name="ta1" table:print-ranges="FEBRUARY_2015.A1:FEBRUARY_2015.AO21">
        <table:table-column table:style-name="co1" table:default-cell-style-name="ce2"/>
        <table:table-column table:style-name="co2" table:number-columns-repeated="2" table:default-cell-style-name="ce2"/>
        <table:table-column table:style-name="co3" table:number-columns-repeated="14" table:default-cell-style-name="ce15"/>
        <table:table-column table:style-name="co4" table:number-columns-repeated="10" table:default-cell-style-name="ce15"/>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42">
            <text:p>Organisation name</text:p>
          </table:table-cell>
          <table:table-cell office:value-type="string" table:number-columns-spanned="1" table:number-rows-spanned="3" table:content-validation-name="val1" table:style-name="ce42">
            <text:p>Organisation<text:s/></text:p>
            <text:p>type</text:p>
          </table:table-cell>
          <table:table-cell office:value-type="string" table:number-columns-spanned="1" table:number-rows-spanned="3" table:content-validation-name="val1" table:style-name="ce42">
            <text:p>Main, parent or<text:s/></text:p>
            <text:p>sponsoring department:<text:s/></text:p>
          </table:table-cell>
          <table:table-cell office:value-type="string" table:number-columns-spanned="14" table:number-rows-spanned="1" table:style-name="ce42">
            <text:p>Payroll staff</text:p>
          </table:table-cell>
          <table:covered-table-cell table:number-columns-repeated="13"/>
          <table:table-cell office:value-type="string" table:number-columns-spanned="10" table:number-rows-spanned="1" table:content-validation-name="val1" table:style-name="ce29">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60">
            <text:p>Grand Total<text:s/></text:p>
            <text:p>(workforce numbers)</text:p>
          </table:table-cell>
          <table:covered-table-cell/>
          <table:table-cell office:value-type="string" table:number-columns-spanned="7" table:number-rows-spanned="1" table:style-name="ce29">
            <text:p>Payroll staff costs</text:p>
          </table:table-cell>
          <table:covered-table-cell table:number-columns-repeated="6"/>
          <table:table-cell office:value-type="string" table:number-columns-spanned="3" table:number-rows-spanned="1" table:style-name="ce29">
            <text:p>Non-Payroll staff (contingent labour/consultancy - CCL) costs</text:p>
          </table:table-cell>
          <table:covered-table-cell table:number-columns-repeated="2"/>
          <table:table-cell office:value-type="string" table:number-columns-spanned="1" table:number-rows-spanned="3" table:style-name="ce60">
            <text:p>Grand Total paybill/staffing (payroll and non-payroll) costs</text:p>
          </table:table-cell>
          <table:table-cell office:value-type="string" table:number-columns-spanned="1" table:number-rows-spanned="3" table:content-validation-name="val1" table:style-name="ce42">
            <text:p>Comments and not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2">
          <table:covered-table-cell/>
          <table:covered-table-cell/>
          <table:covered-table-cell/>
          <table:table-cell office:value-type="string" table:number-columns-spanned="2" table:number-rows-spanned="1" table:style-name="ce42">
            <text:p>Admin officers/admin assistants</text:p>
          </table:table-cell>
          <table:covered-table-cell/>
          <table:table-cell office:value-type="string" table:number-columns-spanned="2" table:number-rows-spanned="1" table:style-name="ce42">
            <text:p>Executive Officers</text:p>
          </table:table-cell>
          <table:covered-table-cell/>
          <table:table-cell office:value-type="string" table:number-columns-spanned="2" table:number-rows-spanned="1" table:style-name="ce42">
            <text:p>Higher Executive Officers/Senior Executive Officers</text:p>
          </table:table-cell>
          <table:covered-table-cell/>
          <table:table-cell office:value-type="string" table:number-columns-spanned="2" table:number-rows-spanned="1" table:style-name="ce42">
            <text:p>Grade 6/7</text:p>
          </table:table-cell>
          <table:covered-table-cell/>
          <table:table-cell office:value-type="string" table:number-columns-spanned="2" table:number-rows-spanned="1" table:style-name="ce42">
            <text:p>Senior Civil Service</text:p>
          </table:table-cell>
          <table:covered-table-cell/>
          <table:table-cell office:value-type="string" table:number-columns-spanned="2" table:number-rows-spanned="1" table:style-name="ce42">
            <text:p>Other, unknown, or unspecified</text:p>
          </table:table-cell>
          <table:covered-table-cell/>
          <table:table-cell office:value-type="string" table:number-columns-spanned="2" table:number-rows-spanned="1" table:content-validation-name="val1" table:style-name="ce42">
            <text:p>Total</text:p>
            <text:p>Employees</text:p>
          </table:table-cell>
          <table:covered-table-cell/>
          <table:table-cell office:value-type="string" table:number-columns-spanned="2" table:number-rows-spanned="1" table:style-name="ce42">
            <text:p>Agency staff<text:s/></text:p>
            <text:p>(clerical/admin)</text:p>
          </table:table-cell>
          <table:covered-table-cell/>
          <table:table-cell office:value-type="string" table:number-columns-spanned="2" table:number-rows-spanned="1" table:style-name="ce29">
            <text:p>Interim managers</text:p>
          </table:table-cell>
          <table:covered-table-cell/>
          <table:table-cell office:value-type="string" table:number-columns-spanned="2" table:number-rows-spanned="1" table:style-name="ce29">
            <text:p>Specialist Contractors</text:p>
          </table:table-cell>
          <table:covered-table-cell/>
          <table:table-cell office:value-type="string" table:number-columns-spanned="2" table:number-rows-spanned="1" table:style-name="ce29">
            <text:p>Consultants/consultancy</text:p>
          </table:table-cell>
          <table:covered-table-cell/>
          <table:table-cell office:value-type="string" table:number-columns-spanned="2" table:number-rows-spanned="1" table:style-name="ce42">
            <text:p>Total</text:p>
          </table:table-cell>
          <table:covered-table-cell/>
          <table:covered-table-cell/>
          <table:covered-table-cell/>
          <table:table-cell office:value-type="string" table:number-columns-spanned="1" table:number-rows-spanned="2" table:style-name="ce42">
            <text:p>Salary</text:p>
          </table:table-cell>
          <table:table-cell office:value-type="string" table:number-columns-spanned="1" table:number-rows-spanned="2" table:style-name="ce42">
            <text:p>Allowances</text:p>
          </table:table-cell>
          <table:table-cell office:value-type="string" table:number-columns-spanned="1" table:number-rows-spanned="2" table:style-name="ce42">
            <text:p>Non-consolidated performance payments</text:p>
          </table:table-cell>
          <table:table-cell office:value-type="string" table:number-columns-spanned="1" table:number-rows-spanned="2" table:style-name="ce42">
            <text:p>Overtime</text:p>
          </table:table-cell>
          <table:table-cell office:value-type="string" table:number-columns-spanned="1" table:number-rows-spanned="2" table:style-name="ce42">
            <text:p>Employer pension contributions</text:p>
          </table:table-cell>
          <table:table-cell office:value-type="string" table:number-columns-spanned="1" table:number-rows-spanned="2" table:style-name="ce42">
            <text:p>Employer national insurance contributions</text:p>
          </table:table-cell>
          <table:table-cell office:value-type="string" table:number-columns-spanned="1" table:number-rows-spanned="2" table:style-name="ce42">
            <text:p>Total paybill for payroll staff</text:p>
          </table:table-cell>
          <table:table-cell office:value-type="string" table:number-columns-spanned="1" table:number-rows-spanned="2" table:style-name="ce42">
            <text:p>Total cost of contingent labour: agency (clerical and admin) staff, interim managers and specialist contractors</text:p>
          </table:table-cell>
          <table:table-cell office:value-type="string" table:number-columns-spanned="1" table:number-rows-spanned="2" table:style-name="ce42">
            <text:p>Total cost of consultants/</text:p>
            <text:p>consultancy</text:p>
          </table:table-cell>
          <table:table-cell office:value-type="string" table:number-columns-spanned="1" table:number-rows-spanned="2" table:style-name="ce42">
            <text:p>Total non-payroll (CCL) staff costs</text:p>
          </table:table-cell>
          <table:covered-table-cell/>
          <table:covered-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3">
          <table:covered-table-cell/>
          <table:covered-table-cell/>
          <table:covered-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content-validation-name="val1" table:style-name="ce17">
            <text:p>Headcount</text:p>
          </table:table-cell>
          <table:table-cell office:value-type="string" table:content-validation-name="val1" table:style-name="ce1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Department for Education</text:p>
          </table:table-cell>
          <table:table-cell office:value-type="string" table:style-name="ce61">
            <text:p>Ministerial Department</text:p>
          </table:table-cell>
          <table:table-cell office:value-type="string" table:style-name="ce79">
            <text:p>Department for Education</text:p>
          </table:table-cell>
          <table:table-cell office:value-type="float" office:value="101" table:style-name="ce64">
            <text:p>101</text:p>
          </table:table-cell>
          <table:table-cell office:value-type="float" office:value="93.23" table:style-name="ce63">
            <text:p>93.2</text:p>
          </table:table-cell>
          <table:table-cell office:value-type="float" office:value="466" table:style-name="ce64">
            <text:p>466</text:p>
          </table:table-cell>
          <table:table-cell office:value-type="float" office:value="445.91" table:style-name="ce63">
            <text:p>445.9</text:p>
          </table:table-cell>
          <table:table-cell office:value-type="float" office:value="902" table:style-name="ce64">
            <text:p>902</text:p>
          </table:table-cell>
          <table:table-cell office:value-type="float" office:value="867.61" table:style-name="ce63">
            <text:p>867.6</text:p>
          </table:table-cell>
          <table:table-cell office:value-type="float" office:value="648" table:style-name="ce64">
            <text:p>648</text:p>
          </table:table-cell>
          <table:table-cell office:value-type="float" office:value="618.48" table:style-name="ce63">
            <text:p>618.5</text:p>
          </table:table-cell>
          <table:table-cell office:value-type="float" office:value="96" table:style-name="ce64">
            <text:p>96</text:p>
          </table:table-cell>
          <table:table-cell office:value-type="float" office:value="90.8" table:style-name="ce63">
            <text:p>90.8</text:p>
          </table:table-cell>
          <table:table-cell office:value-type="float" office:value="0" table:style-name="ce64">
            <text:p>0</text:p>
          </table:table-cell>
          <table:table-cell office:value-type="float" office:value="0" table:style-name="ce63">
            <text:p>0.0</text:p>
          </table:table-cell>
          <table:table-cell office:value-type="float" office:value="2213" table:formula="msoxl:=SUM(D4,F4,H4,J4,L4,N4)" table:content-validation-name="val1" table:style-name="ce47">
            <text:p>2,213</text:p>
          </table:table-cell>
          <table:table-cell office:value-type="float" office:value="2116.0300000000002" table:formula="msoxl:=SUM(E4,G4,I4,K4,M4,O4)" table:content-validation-name="val1" table:style-name="ce48">
            <text:p>2116</text:p>
          </table:table-cell>
          <table:table-cell office:value-type="float" office:value="42" table:style-name="ce64">
            <text:p>42</text:p>
          </table:table-cell>
          <table:table-cell office:value-type="float" office:value="34" table:style-name="ce63">
            <text:p>34.0</text:p>
          </table:table-cell>
          <table:table-cell office:value-type="float" office:value="0" table:style-name="ce64">
            <text:p>0</text:p>
          </table:table-cell>
          <table:table-cell office:value-type="float" office:value="0" table:style-name="ce63">
            <text:p>0.0</text:p>
          </table:table-cell>
          <table:table-cell office:value-type="float" office:value="5" table:style-name="ce64">
            <text:p>5</text:p>
          </table:table-cell>
          <table:table-cell office:value-type="float" office:value="5" table:style-name="ce63">
            <text:p>5.0</text:p>
          </table:table-cell>
          <table:table-cell office:value-type="float" office:value="0" table:style-name="ce64">
            <text:p>0</text:p>
          </table:table-cell>
          <table:table-cell office:value-type="float" office:value="0" table:style-name="ce63">
            <text:p>0.0</text:p>
          </table:table-cell>
          <table:table-cell office:value-type="float" office:value="47" table:formula="msoxl:=SUM(R4,T4,V4,X4,)" table:style-name="ce49">
            <text:p>47</text:p>
          </table:table-cell>
          <table:table-cell office:value-type="float" office:value="39" table:formula="msoxl:=SUM(S4,U4,W4,Y4)" table:style-name="ce50">
            <text:p>39</text:p>
          </table:table-cell>
          <table:table-cell office:value-type="float" office:value="2260" table:formula="msoxl:=P4+Z4" table:content-validation-name="val1" table:style-name="ce51">
            <text:p>2,260</text:p>
          </table:table-cell>
          <table:table-cell office:value-type="float" office:value="2155.0300000000002" table:formula="msoxl:=Q4+AA4" table:content-validation-name="val1" table:style-name="ce51">
            <text:p>2,155</text:p>
          </table:table-cell>
          <table:table-cell office:value-type="currency" office:value="7471198.0600000005" table:content-validation-name="val3" table:style-name="ce52">
            <text:p>£7,471,198.06</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51372.93" table:content-validation-name="val3" table:style-name="ce53">
            <text:p>£51,372.93</text:p>
          </table:table-cell>
          <table:table-cell office:value-type="currency" office:value="1516556.1599999997" table:content-validation-name="val3" table:style-name="ce53">
            <text:p>£1,516,556.16</text:p>
          </table:table-cell>
          <table:table-cell office:value-type="currency" office:value="668028.0199999999" table:content-validation-name="val3" table:style-name="ce53">
            <text:p>£668,028.02</text:p>
          </table:table-cell>
          <table:table-cell office:value-type="currency" office:value="9707155.1699999999" table:formula="msoxl:=SUM(AD4:AI4)" table:style-name="ce54">
            <text:p>£9,707,155.17</text:p>
          </table:table-cell>
          <table:table-cell office:value-type="currency" office:value="429808.33999999991" table:content-validation-name="val3" table:style-name="ce55">
            <text:p>£429,808.34</text:p>
          </table:table-cell>
          <table:table-cell office:value-type="currency" office:value="277865.01" table:content-validation-name="val3" table:style-name="ce55">
            <text:p>£277,865.01</text:p>
          </table:table-cell>
          <table:table-cell office:value-type="currency" office:value="707673.34999999986" table:formula="msoxl:=SUM(AK4:AL4)" table:style-name="ce56">
            <text:p>£707,673.35</text:p>
          </table:table-cell>
          <table:table-cell office:value-type="currency" office:value="10414828.52" table:formula="msoxl:=SUM(AM4,AJ4)" table:style-name="ce56">
            <text:p>£10,414,828.52</text:p>
          </table:table-cell>
          <table:table-cell office:value-type="string" table:content-validation-name="val1" table:style-name="ce57">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Education Funding Agency<text:s/></text:p>
          </table:table-cell>
          <table:table-cell office:value-type="string" table:style-name="ce62">
            <text:p>Executive Agency</text:p>
          </table:table-cell>
          <table:table-cell office:value-type="string" table:style-name="ce80">
            <text:p>Department for Education</text:p>
          </table:table-cell>
          <table:table-cell office:value-type="float" office:value="26" table:style-name="ce64">
            <text:p>26</text:p>
          </table:table-cell>
          <table:table-cell office:value-type="float" office:value="23.99" table:style-name="ce63">
            <text:p>24.0</text:p>
          </table:table-cell>
          <table:table-cell office:value-type="float" office:value="111" table:style-name="ce64">
            <text:p>111</text:p>
          </table:table-cell>
          <table:table-cell office:value-type="float" office:value="106.39" table:style-name="ce63">
            <text:p>106.4</text:p>
          </table:table-cell>
          <table:table-cell office:value-type="float" office:value="318" table:style-name="ce64">
            <text:p>318</text:p>
          </table:table-cell>
          <table:table-cell office:value-type="float" office:value="308.38" table:style-name="ce63">
            <text:p>308.4</text:p>
          </table:table-cell>
          <table:table-cell office:value-type="float" office:value="364" table:style-name="ce64">
            <text:p>364</text:p>
          </table:table-cell>
          <table:table-cell office:value-type="float" office:value="356.06" table:style-name="ce63">
            <text:p>356.1</text:p>
          </table:table-cell>
          <table:table-cell office:value-type="float" office:value="29" table:style-name="ce64">
            <text:p>29</text:p>
          </table:table-cell>
          <table:table-cell office:value-type="float" office:value="28.6" table:style-name="ce63">
            <text:p>28.6</text:p>
          </table:table-cell>
          <table:table-cell office:value-type="float" office:value="0" table:style-name="ce64">
            <text:p>0</text:p>
          </table:table-cell>
          <table:table-cell office:value-type="float" office:value="0" table:style-name="ce63">
            <text:p>0.0</text:p>
          </table:table-cell>
          <table:table-cell office:value-type="float" office:value="848" table:formula="msoxl:=SUM(D5,F5,H5,J5,L5,N5)" table:content-validation-name="val1" table:style-name="ce47">
            <text:p>848</text:p>
          </table:table-cell>
          <table:table-cell office:value-type="float" office:value="823.42" table:formula="msoxl:=SUM(E5,G5,I5,K5,M5,O5)" table:content-validation-name="val1" table:style-name="ce48">
            <text:p>823</text:p>
          </table:table-cell>
          <table:table-cell office:value-type="float" office:value="21" table:style-name="ce64">
            <text:p>21</text:p>
          </table:table-cell>
          <table:table-cell office:value-type="float" office:value="21" table:style-name="ce63">
            <text:p>21.0</text:p>
          </table:table-cell>
          <table:table-cell office:value-type="float" office:value="0" table:style-name="ce64">
            <text:p>0</text:p>
          </table:table-cell>
          <table:table-cell office:value-type="float" office:value="0" table:style-name="ce63">
            <text:p>0.0</text:p>
          </table:table-cell>
          <table:table-cell office:value-type="float" office:value="239" table:style-name="ce64">
            <text:p>239</text:p>
          </table:table-cell>
          <table:table-cell office:value-type="float" office:value="230" table:style-name="ce63">
            <text:p>230.0</text:p>
          </table:table-cell>
          <table:table-cell office:value-type="float" office:value="0" table:style-name="ce64">
            <text:p>0</text:p>
          </table:table-cell>
          <table:table-cell office:value-type="float" office:value="0" table:style-name="ce63">
            <text:p>0.0</text:p>
          </table:table-cell>
          <table:table-cell office:value-type="float" office:value="260" table:formula="msoxl:=SUM(R5,T5,V5,X5,)" table:style-name="ce49">
            <text:p>260</text:p>
          </table:table-cell>
          <table:table-cell office:value-type="float" office:value="251" table:formula="msoxl:=SUM(S5,U5,W5,Y5)" table:style-name="ce50">
            <text:p>251</text:p>
          </table:table-cell>
          <table:table-cell office:value-type="float" office:value="1108" table:formula="msoxl:=P5+Z5" table:content-validation-name="val1" table:style-name="ce51">
            <text:p>1,108</text:p>
          </table:table-cell>
          <table:table-cell office:value-type="float" office:value="1074.42" table:formula="msoxl:=Q5+AA5" table:content-validation-name="val1" table:style-name="ce51">
            <text:p>1,074</text:p>
          </table:table-cell>
          <table:table-cell office:value-type="currency" office:value="2761556.95" table:content-validation-name="val3" table:style-name="ce52">
            <text:p>£2,761,556.95</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154.89" table:content-validation-name="val3" table:style-name="ce53">
            <text:p>£2,154.89</text:p>
          </table:table-cell>
          <table:table-cell office:value-type="currency" office:value="635923.23" table:content-validation-name="val3" table:style-name="ce53">
            <text:p>£635,923.23</text:p>
          </table:table-cell>
          <table:table-cell office:value-type="currency" office:value="283324.19" table:content-validation-name="val3" table:style-name="ce53">
            <text:p>£283,324.19</text:p>
          </table:table-cell>
          <table:table-cell office:value-type="currency" office:value="3682959.2600000002" table:formula="msoxl:=SUM(AD5:AI5)" table:style-name="ce54">
            <text:p>£3,682,959.26</text:p>
          </table:table-cell>
          <table:table-cell office:value-type="currency" office:value="-31040.44" table:content-validation-name="val3" table:style-name="ce55">
            <text:p>-£31,040.44</text:p>
          </table:table-cell>
          <table:table-cell office:value-type="currency" office:value="0" table:content-validation-name="val3" table:style-name="ce55">
            <text:p>£0.00</text:p>
          </table:table-cell>
          <table:table-cell office:value-type="currency" office:value="-31040.44" table:formula="msoxl:=SUM(AK5:AL5)" table:style-name="ce56">
            <text:p>-£31,040.44</text:p>
          </table:table-cell>
          <table:table-cell office:value-type="currency" office:value="3651918.8200000003" table:formula="msoxl:=SUM(AM5,AJ5)" table:style-name="ce56">
            <text:p>£3,651,918.82</text:p>
          </table:table-cell>
          <table:table-cell table:style-name="ce5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National College for Teaching and Leadership</text:p>
          </table:table-cell>
          <table:table-cell office:value-type="string" table:style-name="ce62">
            <text:p>Executive Agency</text:p>
          </table:table-cell>
          <table:table-cell office:value-type="string" table:style-name="ce80">
            <text:p>Department for Education</text:p>
          </table:table-cell>
          <table:table-cell office:value-type="float" office:value="22" table:style-name="ce64">
            <text:p>22</text:p>
          </table:table-cell>
          <table:table-cell office:value-type="float" office:value="21.26" table:style-name="ce63">
            <text:p>21.3</text:p>
          </table:table-cell>
          <table:table-cell office:value-type="float" office:value="87" table:style-name="ce64">
            <text:p>87</text:p>
          </table:table-cell>
          <table:table-cell office:value-type="float" office:value="82.79" table:style-name="ce63">
            <text:p>82.8</text:p>
          </table:table-cell>
          <table:table-cell office:value-type="float" office:value="123" table:style-name="ce64">
            <text:p>123</text:p>
          </table:table-cell>
          <table:table-cell office:value-type="float" office:value="114.4" table:style-name="ce63">
            <text:p>114.4</text:p>
          </table:table-cell>
          <table:table-cell office:value-type="float" office:value="72" table:style-name="ce64">
            <text:p>72</text:p>
          </table:table-cell>
          <table:table-cell office:value-type="float" office:value="68.61" table:style-name="ce63">
            <text:p>68.6</text:p>
          </table:table-cell>
          <table:table-cell office:value-type="float" office:value="13" table:style-name="ce64">
            <text:p>13</text:p>
          </table:table-cell>
          <table:table-cell office:value-type="float" office:value="12.8" table:style-name="ce63">
            <text:p>12.8</text:p>
          </table:table-cell>
          <table:table-cell office:value-type="float" office:value="0" table:style-name="ce64">
            <text:p>0</text:p>
          </table:table-cell>
          <table:table-cell office:value-type="float" office:value="0" table:style-name="ce63">
            <text:p>0.0</text:p>
          </table:table-cell>
          <table:table-cell office:value-type="float" office:value="317" table:formula="msoxl:=SUM(D6,F6,H6,J6,L6,N6)" table:content-validation-name="val1" table:style-name="ce47">
            <text:p>317</text:p>
          </table:table-cell>
          <table:table-cell office:value-type="float" office:value="299.86" table:formula="msoxl:=SUM(E6,G6,I6,K6,M6,O6)" table:content-validation-name="val1" table:style-name="ce48">
            <text:p>300</text:p>
          </table:table-cell>
          <table:table-cell office:value-type="float" office:value="9" table:style-name="ce64">
            <text:p>9</text:p>
          </table:table-cell>
          <table:table-cell office:value-type="float" office:value="7.2560000000000002" table:style-name="ce63">
            <text:p>7.3</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9" table:formula="msoxl:=SUM(R6,T6,V6,X6,)" table:style-name="ce49">
            <text:p>9</text:p>
          </table:table-cell>
          <table:table-cell office:value-type="float" office:value="7.2560000000000002" table:formula="msoxl:=SUM(S6,U6,W6,Y6)" table:style-name="ce50">
            <text:p>7</text:p>
          </table:table-cell>
          <table:table-cell office:value-type="float" office:value="326" table:formula="msoxl:=P6+Z6" table:content-validation-name="val1" table:style-name="ce51">
            <text:p>326</text:p>
          </table:table-cell>
          <table:table-cell office:value-type="float" office:value="307.11599999999999" table:formula="msoxl:=Q6+AA6" table:content-validation-name="val1" table:style-name="ce51">
            <text:p>307</text:p>
          </table:table-cell>
          <table:table-cell office:value-type="currency" office:value="957030.25" table:content-validation-name="val3" table:style-name="ce52">
            <text:p>£957,030.25</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4231.6000000000004" table:content-validation-name="val3" table:style-name="ce53">
            <text:p>£4,231.60</text:p>
          </table:table-cell>
          <table:table-cell office:value-type="currency" office:value="187981.71000000002" table:content-validation-name="val3" table:style-name="ce53">
            <text:p>£187,981.71</text:p>
          </table:table-cell>
          <table:table-cell office:value-type="currency" office:value="78163.48000000001" table:content-validation-name="val3" table:style-name="ce53">
            <text:p>£78,163.48</text:p>
          </table:table-cell>
          <table:table-cell office:value-type="currency" office:value="1227407.04" table:formula="msoxl:=SUM(AD6:AI6)" table:style-name="ce54">
            <text:p>£1,227,407.04</text:p>
          </table:table-cell>
          <table:table-cell office:value-type="currency" office:value="13417.99" table:content-validation-name="val3" table:style-name="ce55">
            <text:p>£13,417.99</text:p>
          </table:table-cell>
          <table:table-cell office:value-type="currency" office:value="0" table:content-validation-name="val3" table:style-name="ce55">
            <text:p>£0.00</text:p>
          </table:table-cell>
          <table:table-cell office:value-type="currency" office:value="13417.99" table:formula="msoxl:=SUM(AK6:AL6)" table:style-name="ce56">
            <text:p>£13,417.99</text:p>
          </table:table-cell>
          <table:table-cell office:value-type="currency" office:value="1240825.03" table:formula="msoxl:=SUM(AM6,AJ6)" table:style-name="ce56">
            <text:p>£1,240,825.03</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Standards and Testing Agency</text:p>
          </table:table-cell>
          <table:table-cell office:value-type="string" table:style-name="ce62">
            <text:p>Executive Agency</text:p>
          </table:table-cell>
          <table:table-cell office:value-type="string" table:style-name="ce80">
            <text:p>Department for Education</text:p>
          </table:table-cell>
          <table:table-cell office:value-type="float" office:value="0" table:style-name="ce64">
            <text:p>0</text:p>
          </table:table-cell>
          <table:table-cell office:value-type="float" office:value="0" table:style-name="ce63">
            <text:p>0.0</text:p>
          </table:table-cell>
          <table:table-cell office:value-type="float" office:value="15" table:style-name="ce64">
            <text:p>15</text:p>
          </table:table-cell>
          <table:table-cell office:value-type="float" office:value="15" table:style-name="ce63">
            <text:p>15.0</text:p>
          </table:table-cell>
          <table:table-cell office:value-type="float" office:value="50" table:style-name="ce64">
            <text:p>50</text:p>
          </table:table-cell>
          <table:table-cell office:value-type="float" office:value="48.93" table:style-name="ce63">
            <text:p>48.9</text:p>
          </table:table-cell>
          <table:table-cell office:value-type="float" office:value="32" table:style-name="ce64">
            <text:p>32</text:p>
          </table:table-cell>
          <table:table-cell office:value-type="float" office:value="30.88" table:style-name="ce63">
            <text:p>30.9</text:p>
          </table:table-cell>
          <table:table-cell office:value-type="float" office:value="3" table:style-name="ce64">
            <text:p>3</text:p>
          </table:table-cell>
          <table:table-cell office:value-type="float" office:value="3" table:style-name="ce63">
            <text:p>3.0</text:p>
          </table:table-cell>
          <table:table-cell office:value-type="float" office:value="0" table:style-name="ce64">
            <text:p>0</text:p>
          </table:table-cell>
          <table:table-cell office:value-type="float" office:value="0" table:style-name="ce63">
            <text:p>0.0</text:p>
          </table:table-cell>
          <table:table-cell office:value-type="float" office:value="100" table:formula="msoxl:=SUM(D7,F7,H7,J7,L7,N7)" table:content-validation-name="val1" table:style-name="ce47">
            <text:p>100</text:p>
          </table:table-cell>
          <table:table-cell office:value-type="float" office:value="97.81" table:formula="msoxl:=SUM(E7,G7,I7,K7,M7,O7)" table:content-validation-name="val1" table:style-name="ce48">
            <text:p>98</text:p>
          </table:table-cell>
          <table:table-cell office:value-type="float" office:value="1" table:style-name="ce64">
            <text:p>1</text:p>
          </table:table-cell>
          <table:table-cell office:value-type="float" office:value="1" table:style-name="ce63">
            <text:p>1.0</text:p>
          </table:table-cell>
          <table:table-cell office:value-type="float" office:value="0" table:style-name="ce64">
            <text:p>0</text:p>
          </table:table-cell>
          <table:table-cell office:value-type="float" office:value="0" table:style-name="ce63">
            <text:p>0.0</text:p>
          </table:table-cell>
          <table:table-cell office:value-type="float" office:value="9" table:style-name="ce64">
            <text:p>9</text:p>
          </table:table-cell>
          <table:table-cell office:value-type="float" office:value="2.83" table:style-name="ce63">
            <text:p>2.8</text:p>
          </table:table-cell>
          <table:table-cell office:value-type="float" office:value="0" table:style-name="ce64">
            <text:p>0</text:p>
          </table:table-cell>
          <table:table-cell office:value-type="float" office:value="0" table:style-name="ce63">
            <text:p>0.0</text:p>
          </table:table-cell>
          <table:table-cell office:value-type="float" office:value="10" table:formula="msoxl:=SUM(R7,T7,V7,X7,)" table:style-name="ce49">
            <text:p>10</text:p>
          </table:table-cell>
          <table:table-cell office:value-type="float" office:value="3.83" table:formula="msoxl:=SUM(S7,U7,W7,Y7)" table:style-name="ce50">
            <text:p>4</text:p>
          </table:table-cell>
          <table:table-cell office:value-type="float" office:value="110" table:formula="msoxl:=P7+Z7" table:content-validation-name="val1" table:style-name="ce51">
            <text:p>110</text:p>
          </table:table-cell>
          <table:table-cell office:value-type="float" office:value="101.64" table:formula="msoxl:=Q7+AA7" table:content-validation-name="val1" table:style-name="ce51">
            <text:p>102</text:p>
          </table:table-cell>
          <table:table-cell office:value-type="currency" office:value="340467.98" table:content-validation-name="val3" table:style-name="ce52">
            <text:p>£340,467.98</text:p>
          </table:table-cell>
          <table:table-cell office:value-type="currency" office:value="0" table:content-validation-name="val3" table:style-name="ce53">
            <text:p>£0.00</text:p>
          </table:table-cell>
          <table:table-cell office:value-type="currency" office:value="83682.52" table:content-validation-name="val3" table:style-name="ce53">
            <text:p>£83,682.52</text:p>
          </table:table-cell>
          <table:table-cell office:value-type="currency" office:value="1882.2000000000003" table:content-validation-name="val3" table:style-name="ce53">
            <text:p>£1,882.20</text:p>
          </table:table-cell>
          <table:table-cell office:value-type="currency" office:value="68386.58" table:content-validation-name="val3" table:style-name="ce53">
            <text:p>£68,386.58</text:p>
          </table:table-cell>
          <table:table-cell office:value-type="currency" office:value="41967.01" table:content-validation-name="val3" table:style-name="ce53">
            <text:p>£41,967.01</text:p>
          </table:table-cell>
          <table:table-cell office:value-type="currency" office:value="536386.29" table:formula="msoxl:=SUM(AD7:AI7)" table:style-name="ce54">
            <text:p>£536,386.29</text:p>
          </table:table-cell>
          <table:table-cell office:value-type="currency" office:value="-31118.11" table:content-validation-name="val3" table:style-name="ce55">
            <text:p>-£31,118.11</text:p>
          </table:table-cell>
          <table:table-cell office:value-type="currency" office:value="-72.22" table:content-validation-name="val3" table:style-name="ce55">
            <text:p>-£72.22</text:p>
          </table:table-cell>
          <table:table-cell office:value-type="currency" office:value="-31190.33" table:formula="msoxl:=SUM(AK7:AL7)" table:style-name="ce56">
            <text:p>-£31,190.33</text:p>
          </table:table-cell>
          <table:table-cell office:value-type="currency" office:value="505195.96" table:formula="msoxl:=SUM(AM7,AJ7)" table:style-name="ce56">
            <text:p>£505,195.96</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for Standards in Education, Children's Services &amp; Skills</text:p>
          </table:table-cell>
          <table:table-cell office:value-type="string" table:style-name="ce61">
            <text:p>Non-Ministerial Department</text:p>
          </table:table-cell>
          <table:table-cell office:value-type="string" table:style-name="ce80">
            <text:p>Department for Education</text:p>
          </table:table-cell>
          <table:table-cell office:value-type="float" office:value="203" table:style-name="ce64">
            <text:p>203</text:p>
          </table:table-cell>
          <table:table-cell office:value-type="float" office:value="187.52888888888887" table:style-name="ce63">
            <text:p>187.5</text:p>
          </table:table-cell>
          <table:table-cell office:value-type="float" office:value="147" table:style-name="ce64">
            <text:p>147</text:p>
          </table:table-cell>
          <table:table-cell office:value-type="float" office:value="142.79444444444445" table:style-name="ce63">
            <text:p>142.8</text:p>
          </table:table-cell>
          <table:table-cell office:value-type="float" office:value="468" table:style-name="ce64">
            <text:p>468</text:p>
          </table:table-cell>
          <table:table-cell office:value-type="float" office:value="459.9152777777777" table:style-name="ce63">
            <text:p>459.9</text:p>
          </table:table-cell>
          <table:table-cell office:value-type="float" office:value="529" table:style-name="ce64">
            <text:p>529</text:p>
          </table:table-cell>
          <table:table-cell office:value-type="float" office:value="504.30250000000001" table:style-name="ce63">
            <text:p>504.3</text:p>
          </table:table-cell>
          <table:table-cell office:value-type="float" office:value="29" table:style-name="ce64">
            <text:p>29</text:p>
          </table:table-cell>
          <table:table-cell office:value-type="float" office:value="28.822222222222223" table:style-name="ce63">
            <text:p>28.8</text:p>
          </table:table-cell>
          <table:table-cell office:value-type="float" office:value="0" table:style-name="ce64">
            <text:p>0</text:p>
          </table:table-cell>
          <table:table-cell office:value-type="float" office:value="0" table:style-name="ce63">
            <text:p>0.0</text:p>
          </table:table-cell>
          <table:table-cell office:value-type="float" office:value="1376" table:formula="msoxl:=SUM(D8,F8,H8,J8,L8,N8)" table:content-validation-name="val1" table:style-name="ce47">
            <text:p>1,376</text:p>
          </table:table-cell>
          <table:table-cell office:value-type="float" office:value="1323.3633333333335" table:formula="msoxl:=SUM(E8,G8,I8,K8,M8,O8)" table:content-validation-name="val1" table:style-name="ce48">
            <text:p>1323</text:p>
          </table:table-cell>
          <table:table-cell office:value-type="float" office:value="67" table:style-name="ce64">
            <text:p>67</text:p>
          </table:table-cell>
          <table:table-cell office:value-type="float" office:value="42.803846149999998" table:style-name="ce63">
            <text:p>42.8</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67" table:formula="msoxl:=SUM(R8,T8,V8,X8,)" table:style-name="ce49">
            <text:p>67</text:p>
          </table:table-cell>
          <table:table-cell office:value-type="float" office:value="42.803846149999998" table:formula="msoxl:=SUM(S8,U8,W8,Y8)" table:style-name="ce50">
            <text:p>43</text:p>
          </table:table-cell>
          <table:table-cell office:value-type="float" office:value="1443" table:formula="msoxl:=P8+Z8" table:content-validation-name="val1" table:style-name="ce51">
            <text:p>1,443</text:p>
          </table:table-cell>
          <table:table-cell office:value-type="float" office:value="1366.1671794833335" table:formula="msoxl:=Q8+AA8" table:content-validation-name="val1" table:style-name="ce51">
            <text:p>1,366</text:p>
          </table:table-cell>
          <table:table-cell office:value-type="currency" office:value="4834440.6300000297" table:content-validation-name="val3" table:style-name="ce52">
            <text:p>£4,834,440.63</text:p>
          </table:table-cell>
          <table:table-cell office:value-type="currency" office:value="327004.22999999899" table:content-validation-name="val3" table:style-name="ce53">
            <text:p>£327,004.23</text:p>
          </table:table-cell>
          <table:table-cell office:value-type="currency" office:value="122515" table:content-validation-name="val3" table:style-name="ce53">
            <text:p>£122,515.00</text:p>
          </table:table-cell>
          <table:table-cell office:value-type="currency" office:value="9555.01" table:content-validation-name="val3" table:style-name="ce53">
            <text:p>£9,555.01</text:p>
          </table:table-cell>
          <table:table-cell office:value-type="currency" office:value="1068881.49" table:content-validation-name="val3" table:style-name="ce53">
            <text:p>£1,068,881.49</text:p>
          </table:table-cell>
          <table:table-cell office:value-type="currency" office:value="502753.19" table:content-validation-name="val3" table:style-name="ce53">
            <text:p>£502,753.19</text:p>
          </table:table-cell>
          <table:table-cell office:value-type="currency" office:value="6865149.5500000287" table:formula="msoxl:=SUM(AD8:AI8)" table:style-name="ce54">
            <text:p>£6,865,149.55</text:p>
          </table:table-cell>
          <table:table-cell office:value-type="currency" office:value="194075.56" table:content-validation-name="val3" table:style-name="ce55">
            <text:p>£194,075.56</text:p>
          </table:table-cell>
          <table:table-cell office:value-type="currency" office:value="0" table:content-validation-name="val3" table:style-name="ce55">
            <text:p>£0.00</text:p>
          </table:table-cell>
          <table:table-cell office:value-type="currency" office:value="194075.56" table:formula="msoxl:=SUM(AK8:AL8)" table:style-name="ce56">
            <text:p>£194,075.56</text:p>
          </table:table-cell>
          <table:table-cell office:value-type="currency" office:value="7059225.1100000283" table:formula="msoxl:=SUM(AM8,AJ8)" table:style-name="ce56">
            <text:p>£7,059,225.11</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of Qualifications &amp; Examinations Regulation</text:p>
          </table:table-cell>
          <table:table-cell office:value-type="string" table:style-name="ce61">
            <text:p>Non-Ministerial Department</text:p>
          </table:table-cell>
          <table:table-cell office:value-type="string" table:style-name="ce80">
            <text:p>Department for Education</text:p>
          </table:table-cell>
          <table:table-cell office:value-type="float" office:value="4" table:style-name="ce64">
            <text:p>4</text:p>
          </table:table-cell>
          <table:table-cell office:value-type="float" office:value="4" table:style-name="ce63">
            <text:p>4.0</text:p>
          </table:table-cell>
          <table:table-cell office:value-type="float" office:value="24" table:style-name="ce64">
            <text:p>24</text:p>
          </table:table-cell>
          <table:table-cell office:value-type="float" office:value="23.22" table:style-name="ce63">
            <text:p>23.2</text:p>
          </table:table-cell>
          <table:table-cell office:value-type="float" office:value="96" table:style-name="ce64">
            <text:p>96</text:p>
          </table:table-cell>
          <table:table-cell office:value-type="float" office:value="94.95" table:style-name="ce63">
            <text:p>95.0</text:p>
          </table:table-cell>
          <table:table-cell office:value-type="float" office:value="51" table:style-name="ce64">
            <text:p>51</text:p>
          </table:table-cell>
          <table:table-cell office:value-type="float" office:value="49.88" table:style-name="ce63">
            <text:p>49.9</text:p>
          </table:table-cell>
          <table:table-cell office:value-type="float" office:value="9" table:style-name="ce64">
            <text:p>9</text:p>
          </table:table-cell>
          <table:table-cell office:value-type="float" office:value="9" table:style-name="ce63">
            <text:p>9.0</text:p>
          </table:table-cell>
          <table:table-cell office:value-type="float" office:value="0" table:style-name="ce64">
            <text:p>0</text:p>
          </table:table-cell>
          <table:table-cell office:value-type="float" office:value="0" table:style-name="ce63">
            <text:p>0.0</text:p>
          </table:table-cell>
          <table:table-cell office:value-type="float" office:value="184" table:formula="msoxl:=SUM(D9,F9,H9,J9,L9,N9)" table:content-validation-name="val1" table:style-name="ce47">
            <text:p>184</text:p>
          </table:table-cell>
          <table:table-cell office:value-type="float" office:value="181.05" table:formula="msoxl:=SUM(E9,G9,I9,K9,M9,O9)" table:content-validation-name="val1" table:style-name="ce48">
            <text:p>181</text:p>
          </table:table-cell>
          <table:table-cell office:value-type="float" office:value="15" table:style-name="ce64">
            <text:p>15</text:p>
          </table:table-cell>
          <table:table-cell office:value-type="float" office:value="14.2" table:style-name="ce63">
            <text:p>14.2</text:p>
          </table:table-cell>
          <table:table-cell office:value-type="float" office:value="1" table:style-name="ce64">
            <text:p>1</text:p>
          </table:table-cell>
          <table:table-cell office:value-type="float" office:value="1" table:style-name="ce63">
            <text:p>1.0</text:p>
          </table:table-cell>
          <table:table-cell office:value-type="float" office:value="9" table:style-name="ce64">
            <text:p>9</text:p>
          </table:table-cell>
          <table:table-cell office:value-type="float" office:value="9" table:style-name="ce63">
            <text:p>9.0</text:p>
          </table:table-cell>
          <table:table-cell office:value-type="float" office:value="0" table:style-name="ce64">
            <text:p>0</text:p>
          </table:table-cell>
          <table:table-cell office:value-type="float" office:value="0" table:style-name="ce63">
            <text:p>0.0</text:p>
          </table:table-cell>
          <table:table-cell office:value-type="float" office:value="25" table:formula="msoxl:=SUM(R9,T9,V9,X9,)" table:style-name="ce49">
            <text:p>25</text:p>
          </table:table-cell>
          <table:table-cell office:value-type="float" office:value="24.2" table:formula="msoxl:=SUM(S9,U9,W9,Y9)" table:style-name="ce50">
            <text:p>24</text:p>
          </table:table-cell>
          <table:table-cell office:value-type="float" office:value="209" table:formula="msoxl:=P9+Z9" table:content-validation-name="val1" table:style-name="ce51">
            <text:p>209</text:p>
          </table:table-cell>
          <table:table-cell office:value-type="float" office:value="205.25" table:formula="msoxl:=Q9+AA9" table:content-validation-name="val1" table:style-name="ce51">
            <text:p>205</text:p>
          </table:table-cell>
          <table:table-cell office:value-type="currency" office:value="628869" table:content-validation-name="val3" table:style-name="ce52">
            <text:p>£628,869.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1520" table:content-validation-name="val3" table:style-name="ce53">
            <text:p>£1,520.00</text:p>
          </table:table-cell>
          <table:table-cell office:value-type="currency" office:value="121996" table:content-validation-name="val3" table:style-name="ce53">
            <text:p>£121,996.00</text:p>
          </table:table-cell>
          <table:table-cell office:value-type="currency" office:value="56158" table:content-validation-name="val3" table:style-name="ce53">
            <text:p>£56,158.00</text:p>
          </table:table-cell>
          <table:table-cell office:value-type="currency" office:value="808543" table:formula="msoxl:=SUM(AD9:AI9)" table:style-name="ce54">
            <text:p>£808,543.00</text:p>
          </table:table-cell>
          <table:table-cell office:value-type="currency" office:value="193135" table:content-validation-name="val3" table:style-name="ce55">
            <text:p>£193,135.00</text:p>
          </table:table-cell>
          <table:table-cell office:value-type="currency" office:value="0" table:content-validation-name="val3" table:style-name="ce55">
            <text:p>£0.00</text:p>
          </table:table-cell>
          <table:table-cell office:value-type="currency" office:value="193135" table:formula="msoxl:=SUM(AK9:AL9)" table:style-name="ce56">
            <text:p>£193,135.00</text:p>
          </table:table-cell>
          <table:table-cell office:value-type="currency" office:value="1001678" table:formula="msoxl:=SUM(AM9,AJ9)" table:style-name="ce56">
            <text:p>£1,001,678.00</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The Office of the Children's Commissioner</text:p>
          </table:table-cell>
          <table:table-cell office:value-type="string" table:style-name="ce61">
            <text:p>Executive Non-Departmental Public Body</text:p>
          </table:table-cell>
          <table:table-cell office:value-type="string" table:style-name="ce80">
            <text:p>Department for Education</text:p>
          </table:table-cell>
          <table:table-cell office:value-type="float" office:value="1" table:style-name="ce64">
            <text:p>1</text:p>
          </table:table-cell>
          <table:table-cell office:value-type="float" office:value="1" table:style-name="ce63">
            <text:p>1.0</text:p>
          </table:table-cell>
          <table:table-cell office:value-type="float" office:value="7" table:style-name="ce64">
            <text:p>7</text:p>
          </table:table-cell>
          <table:table-cell office:value-type="float" office:value="7" table:style-name="ce63">
            <text:p>7.0</text:p>
          </table:table-cell>
          <table:table-cell office:value-type="float" office:value="9" table:style-name="ce64">
            <text:p>9</text:p>
          </table:table-cell>
          <table:table-cell office:value-type="float" office:value="8" table:style-name="ce63">
            <text:p>8.0</text:p>
          </table:table-cell>
          <table:table-cell office:value-type="float" office:value="11" table:style-name="ce64">
            <text:p>11</text:p>
          </table:table-cell>
          <table:table-cell office:value-type="float" office:value="8.4" table:style-name="ce63">
            <text:p>8.4</text:p>
          </table:table-cell>
          <table:table-cell office:value-type="float" office:value="2" table:style-name="ce64">
            <text:p>2</text:p>
          </table:table-cell>
          <table:table-cell office:value-type="float" office:value="2" table:style-name="ce63">
            <text:p>2.0</text:p>
          </table:table-cell>
          <table:table-cell office:value-type="float" office:value="0" table:style-name="ce64">
            <text:p>0</text:p>
          </table:table-cell>
          <table:table-cell office:value-type="float" office:value="0" table:style-name="ce63">
            <text:p>0.0</text:p>
          </table:table-cell>
          <table:table-cell office:value-type="float" office:value="30" table:formula="msoxl:=SUM(D10,F10,H10,J10,L10,N10)" table:content-validation-name="val1" table:style-name="ce47">
            <text:p>30</text:p>
          </table:table-cell>
          <table:table-cell office:value-type="float" office:value="26.4" table:formula="msoxl:=SUM(E10,G10,I10,K10,M10,O10)" table:content-validation-name="val1" table:style-name="ce48">
            <text:p>26</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style-name="ce64">
            <text:p>0</text:p>
          </table:table-cell>
          <table:table-cell office:value-type="float" office:value="0" table:style-name="ce63">
            <text:p>0.0</text:p>
          </table:table-cell>
          <table:table-cell office:value-type="float" office:value="0" table:formula="msoxl:=SUM(R10,T10,V10,X10,)" table:style-name="ce49">
            <text:p>0</text:p>
          </table:table-cell>
          <table:table-cell office:value-type="float" office:value="0" table:formula="msoxl:=SUM(S10,U10,W10,Y10)" table:style-name="ce50">
            <text:p>0</text:p>
          </table:table-cell>
          <table:table-cell office:value-type="float" office:value="30" table:formula="msoxl:=P10+Z10" table:content-validation-name="val1" table:style-name="ce51">
            <text:p>30</text:p>
          </table:table-cell>
          <table:table-cell office:value-type="float" office:value="26.4" table:formula="msoxl:=Q10+AA10" table:content-validation-name="val1" table:style-name="ce51">
            <text:p>26</text:p>
          </table:table-cell>
          <table:table-cell office:value-type="currency" office:value="133043.07" table:content-validation-name="val3" table:style-name="ce52">
            <text:p>£133,043.07</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3788.97" table:content-validation-name="val3" table:style-name="ce53">
            <text:p>£23,788.97</text:p>
          </table:table-cell>
          <table:table-cell office:value-type="currency" office:value="12938.34" table:content-validation-name="val3" table:style-name="ce53">
            <text:p>£12,938.34</text:p>
          </table:table-cell>
          <table:table-cell office:value-type="currency" office:value="169770.38" table:formula="msoxl:=SUM(AD10:AI10)" table:style-name="ce54">
            <text:p>£169,770.38</text:p>
          </table:table-cell>
          <table:table-cell office:value-type="currency" office:value="14180.46" table:content-validation-name="val3" table:style-name="ce55">
            <text:p>£14,180.46</text:p>
          </table:table-cell>
          <table:table-cell office:value-type="currency" office:value="0" table:content-validation-name="val3" table:style-name="ce55">
            <text:p>£0.00</text:p>
          </table:table-cell>
          <table:table-cell office:value-type="currency" office:value="14180.46" table:formula="msoxl:=SUM(AK10:AL10)" table:style-name="ce56">
            <text:p>£14,180.46</text:p>
          </table:table-cell>
          <table:table-cell office:value-type="currency" office:value="183950.84" table:formula="msoxl:=SUM(AM10,AJ10)" table:style-name="ce56">
            <text:p>£183,950.84</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0" table:style-name="ro4">
          <table:table-cell table:style-name="ce3"/>
          <table:table-cell table:style-name="ce78"/>
          <table:table-cell table:style-name="ce81"/>
          <table:table-cell table:style-name="ce82"/>
          <table:table-cell table:style-name="ce73"/>
          <table:table-cell table:style-name="ce74"/>
          <table:table-cell table:style-name="ce75"/>
          <table:table-cell table:style-name="ce76"/>
          <table:table-cell table:style-name="ce77"/>
          <table:table-cell table:style-name="ce87"/>
          <table:table-cell table:style-name="ce84"/>
          <table:table-cell table:style-name="ce83"/>
          <table:table-cell table:style-name="ce85"/>
          <table:table-cell table:style-name="ce86"/>
          <table:table-cell table:style-name="ce88"/>
          <table:table-cell table:content-validation-name="val1" table:style-name="ce13"/>
          <table:table-cell table:content-validation-name="val1" table:style-name="ce13"/>
          <table:table-cell table:style-name="ce66"/>
          <table:table-cell table:style-name="ce65"/>
          <table:table-cell table:style-name="ce71"/>
          <table:table-cell table:style-name="ce72"/>
          <table:table-cell table:style-name="ce67"/>
          <table:table-cell table:style-name="ce68"/>
          <table:table-cell table:style-name="ce69"/>
          <table:table-cell table:style-name="ce70"/>
          <table:table-cell table:number-columns-repeated="2" table:style-name="ce14"/>
          <table:table-cell table:content-validation-name="val1" table:style-name="ce4"/>
          <table:table-cell table:content-validation-name="val1" table:style-name="ce4"/>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style-name="ce7"/>
          <table:table-cell table:content-validation-name="val2" table:style-name="ce5"/>
          <table:table-cell table:content-validation-name="val2" table:style-name="ce5"/>
          <table:table-cell table:number-columns-repeated="2" table:style-name="ce8"/>
          <table:table-cell table:content-validation-name="val1" table:style-name="ce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currency-style style:name="N58">
      <number:currency-symbol>£</number:currency-symbol>
      <number:number number:decimal-places="2" number:min-integer-digits="1" number:grouping="true"/>
    </number:currency-style>
    <number:number-style style:name="N59">
      <number:number number:decimal-places="1" number:min-integer-digits="1" number:grouping="true"/>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urrency_32_2" style:display-name="Currency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cf1" style:family="table-cell">
      <style:table-cell-properties fo:background-color="#FF0000"/>
    </style:style>
    <style:style style:name="cf2"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Hannah Braine</meta:initial-creator>
    <dc:creator>BURNETT, Lynne</dc:creator>
    <meta:creation-date>2011-03-30T15:28:39Z</meta:creation-date>
    <dc:date>2015-03-19T12:39:27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